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6.0898in"/>
    </style:style>
    <style:style style:name="co3" style:family="table-column">
      <style:table-column-properties fo:break-before="auto" style:column-width="0.9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4000"/>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94"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08"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30"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پست عمل پیرا، <text:s/>غیر عمل پیرا</text:p>
          </table:table-cell>
          <table:table-cell table:style-name="ce6" table:number-columns-repeated="62"/>
          <table:table-cell table:style-name="ce130" table:number-columns-repeated="960"/>
        </table:table-row>
        <table:table-row table:style-name="ro1">
          <table:table-cell office:value-type="string" calcext:value-type="string">
            <text:p>active: active low,active high, inactive</text:p>
          </table:table-cell>
          <table:table-cell table:style-name="ce19"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60"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8.0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6421in" svg:y="197.8031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94"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94"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94"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08"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9"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9"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9"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93"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7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09-26T16:55:48.273360434</dc:date>
    <meta:editing-duration>P113DT16H10M57S</meta:editing-duration>
    <meta:editing-cycles>4876</meta:editing-cycles>
    <meta:generator>LibreOffice/7.3.7.2$Linux_X86_64 LibreOffice_project/30$Build-2</meta:generator>
    <meta:document-statistic meta:table-count="9" meta:cell-count="75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